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222222" style:font-name="arial" fo:font-size="7.59999990463257pt" fo:letter-spacing="normal" fo:font-style="normal" fo:font-weight="normal"/>
    </style:style>
    <style:style style:name="P2" style:family="paragraph" style:parent-style-name="Standard">
      <style:paragraph-properties fo:margin-left="0in" fo:margin-right="0in" fo:margin-top="0in" fo:margin-bottom="0.1965in" loext:contextual-spacing="false" fo:widows="1" fo:text-indent="0in" style:auto-text-indent="false"/>
      <style:text-properties fo:font-variant="normal" fo:text-transform="none" fo:color="#222222" style:font-name="arial" fo:font-size="7.59999990463257pt" fo:letter-spacing="normal" fo:font-style="normal" fo:font-weight="normal"/>
    </style:style>
    <style:style style:name="P3" style:family="paragraph" style:parent-style-name="Text_20_body">
      <style:paragraph-properties fo:margin-left="0in" fo:margin-right="0in" fo:margin-top="0in" fo:margin-bottom="0in" loext:contextual-spacing="false" fo:widows="1" fo:text-indent="0in" style:auto-text-indent="false"/>
    </style:style>
    <style:style style:name="P4" style:family="paragraph" style:parent-style-name="Text_20_body" style:list-style-name="L1">
      <style:paragraph-properties fo:margin-left="0.1311in" fo:margin-right="0in" fo:margin-top="0in" fo:margin-bottom="0in" loext:contextual-spacing="false" fo:widows="1" fo:text-indent="0in" style:auto-text-indent="false"/>
      <style:text-properties fo:font-variant="normal" fo:text-transform="none" fo:color="#222222" style:font-name="arial" fo:font-size="7.59999990463257pt" fo:letter-spacing="normal" fo:font-style="normal" fo:font-weight="normal"/>
    </style:style>
    <style:style style:name="P5" style:family="paragraph" style:parent-style-name="Text_20_body" style:list-style-name="L1">
      <style:paragraph-properties fo:margin-left="0.1311in" fo:margin-right="0in" fo:margin-top="0in" fo:margin-bottom="0in" loext:contextual-spacing="false" fo:widows="1" fo:text-indent="0in" style:auto-text-indent="false"/>
    </style:style>
    <style:style style:name="P6" style:family="paragraph" style:parent-style-name="Text_20_body" style:list-style-name="L1">
      <style:paragraph-properties fo:margin-left="0.1311in" fo:margin-right="0in" fo:margin-top="0in" fo:margin-bottom="0in" loext:contextual-spacing="false" fo:widows="1" fo:text-indent="0in" style:auto-text-indent="false"/>
      <style:text-properties officeooo:paragraph-rsid="000a9ab7"/>
    </style:style>
    <style:style style:name="P7" style:family="paragraph" style:parent-style-name="Text_20_body" style:list-style-name="L1">
      <style:paragraph-properties fo:margin-left="0.1311in" fo:margin-right="0in" fo:widows="1" fo:text-indent="0in" style:auto-text-indent="false"/>
      <style:text-properties fo:font-variant="normal" fo:text-transform="none" fo:color="#222222" style:font-name="arial" fo:font-size="7.59999990463257pt" fo:letter-spacing="normal" fo:font-style="normal" fo:font-weight="normal"/>
    </style:style>
    <style:style style:name="T1" style:family="text">
      <style:text-properties fo:font-weight="bold"/>
    </style:style>
    <style:style style:name="T2" style:family="text">
      <style:text-properties fo:font-weight="bold" officeooo:rsid="000c48a8"/>
    </style:style>
    <style:style style:name="T3" style:family="text">
      <style:text-properties fo:font-variant="normal" fo:text-transform="none" fo:color="#222222" style:font-name="arial" fo:font-size="7.59999990463257pt" fo:letter-spacing="normal" fo:font-style="normal" fo:font-weight="bold"/>
    </style:style>
    <style:style style:name="T4" style:family="text">
      <style:text-properties fo:font-variant="normal" fo:text-transform="none" fo:color="#222222" style:font-name="arial" fo:font-size="7.59999990463257pt" fo:letter-spacing="normal" fo:font-style="normal" fo:font-weight="bold" officeooo:rsid="000a9ab7"/>
    </style:style>
    <style:style style:name="T5" style:family="text">
      <style:text-properties fo:font-variant="normal" fo:text-transform="none" fo:color="#222222" style:font-name="arial" fo:font-size="7.59999990463257pt" fo:letter-spacing="normal" fo:font-style="normal" fo:font-weight="normal"/>
    </style:style>
    <style:style style:name="T6" style:family="text">
      <style:text-properties fo:font-variant="normal" fo:text-transform="none" fo:color="#222222" style:font-name="arial" fo:font-size="7.59999990463257pt" fo:letter-spacing="normal" fo:font-style="normal" fo:font-weight="normal" officeooo:rsid="000a9ab7"/>
    </style:style>
    <style:style style:name="T7" style:family="text">
      <style:text-properties fo:font-variant="normal" fo:text-transform="none" fo:color="#222222" style:font-name="arial" fo:font-size="7.59999990463257pt" fo:letter-spacing="normal" fo:font-style="normal" fo:font-weight="normal" officeooo:rsid="000c48a8"/>
    </style:style>
    <style:style style:name="T8" style:family="text">
      <style:text-properties fo:font-variant="normal" fo:text-transform="none" fo:color="#222222" style:font-name="arial" fo:font-size="7.59999990463257pt" fo:letter-spacing="normal" fo:font-style="italic" fo:font-weight="normal"/>
    </style:style>
    <style:style style:name="T9" style:family="text">
      <style:text-properties fo:font-variant="normal" fo:text-transform="none" fo:color="#1155cc" style:font-name="arial" fo:font-size="7.59999990463257pt" fo:letter-spacing="normal" fo:font-style="normal" fo:font-weight="normal"/>
    </style:style>
    <style:style style:name="T10" style:family="text">
      <style:text-properties fo:font-style="italic"/>
    </style:style>
    <style:style style:name="T11" style:family="text">
      <style:text-properties officeooo:rsid="000a9ab7"/>
    </style:style>
    <style:style style:name="T12" style:family="text">
      <style:text-properties officeooo:rsid="000c48a8"/>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od morning DHSI Intro to Programming/Coding for Human(s|ists)!</text:p>
      <text:p text:style-name="P1"/>
      <text:p text:style-name="P2">Very shortly we’ll be meeting in Victoria and beginning a week of fun and insanity that is DHSI. <text:span text:style-name="T11">We're</text:span> getting excited and a little bit nervous and <text:span text:style-name="T11">we're</text:span> suspecting that you are too. <text:s/>To help you deal with this here are a few reminders and updates to help you prepare:</text:p>
      <text:list xml:id="list1696215788557735539" text:style-name="L1">
        <text:list-item>
          <text:p text:style-name="P4"><text:span text:style-name="T1">The core expectation of the course is that you have zero programming background.</text:span> <text:span text:style-name="T11">We</text:span> just want to be clear about that upfront so you aren’t getting stressed and doing some sort of online course before you get there (which would kind of defeat the point a little, sort of like cleaning your house before a hired cleaner comes). We’ll start from nothing and by the end of the week you’ll be able to pick you way through some pretty powerful stuff.</text:p>
        </text:list-item>
        <text:list-item>
          <text:p text:style-name="P6"><text:span text:style-name="T3">There is a short survey </text:span><text:span text:style-name="T5">to fill out to help me know your background and expectations. <text:s/>It’s not mandatory, but helpful. <text:s/>Once you have completed it you can look at the responses of your classmates to know who you will be working with and how your expectations align. You can find the survey </text:span><text:a xlink:type="simple" xlink:href="https://docs.google.com/forms/d/1Dn3EwlUVhQmTFyhgVGGzTT_-VgTZ2a-iv4z8kyzqPkk/viewform" text:style-name="Internet_20_link" text:visited-style-name="Visited_20_Internet_20_Link">HERE</text:a><text:span text:style-name="T6">.</text:span></text:p>
        </text:list-item>
        <text:list-item>
          <text:p text:style-name="P4"><text:span text:style-name="T1">We have a Mac OSX lab for the week.</text:span> <text:s/>OSX means that we will be able to make use of the “Terminal” (a command-line interface common to UNIX environments) which will be useful from time to time and will be where we start programming.</text:p>
        </text:list-item>
        <text:list-item>
          <text:p text:style-name="P4"><text:span text:style-name="T1">You do not need your own laptop. <text:s/></text:span><text:span text:style-name="T10">In fact, for the first day or two it could actually be counterproductive. <text:s/></text:span>Having the lab means that all the machines will be clones, making <text:span text:style-name="T11">the</text:span> task <text:span text:style-name="T11">of just focusing on programming</text:span> lot easier. <text:s/>As the week goes on <text:span text:style-name="T11">we</text:span> will be quite happy to help set you up on your own system if you bring it. <text:s/>At the very least, expect day #1 and #2 to be on the lab machines just to build momentum so there is no need to lug your laptop around.</text:p>
        </text:list-item>
        <text:list-item>
          <text:p text:style-name="P4"><text:span text:style-name="T1">The language of focus for the course is Python. <text:s/></text:span>We’ll go over the reasons for this and how it compares to many other languages in class. <text:s/>For now all you need to know is that it is (relatively) easy to learn and that it will let you do pretty much anything. <text:s/>We’ll touch on other things like Scratch, XML, RDF, RegEx, and the like, but Python will be our <text:span text:style-name="T11">language of choice</text:span>.</text:p>
        </text:list-item>
        <text:list-item>
          <text:p text:style-name="P4"><text:span text:style-name="T1">The skill of focus for the course is text manipulation. </text:span><text:s/>Ultimately almost every file that you work with can be seen as text and it will be a core skill on which to build out from. <text:s/>Graphics may seem sexier, but if you can’t manipulate the data that powers the graphic you’re done.</text:p>
        </text:list-item>
        <text:list-item>
          <text:p text:style-name="P5"><text:span text:style-name="T3">The course text is “Think Python: How to Think Like a Computer Programmer” by Allen B. Downey, 201</text:span><text:span text:style-name="T4">5</text:span><text:span text:style-name="T3">. <text:s/></text:span><text:span text:style-name="T5">This is a popular text in introductory computer science courses because </text:span><text:span text:style-name="T8">it focuses on programming concepts and uses Python to illustrate them </text:span><text:span text:style-name="T5">rather than assuming you know the concepts and just forcing the syntax on you (What usually happens). We will be using this </text:span><text:span text:style-name="T6">text</text:span><text:span text:style-name="T5"> </text:span><text:span text:style-name="T6">primarily </text:span><text:span text:style-name="T5">as a reference/</text:span><text:span text:style-name="T6">supplement</text:span><text:span text:style-name="T5">. <text:s/>Unlike many other DHSI courses where you might read something once and then never again, </text:span><text:span text:style-name="T3">if you are serious about even just dabbling in programming this is one you’ll likely want in hard copy</text:span><text:span text:style-name="T5">. <text:s/>The most recent online version is available at: </text:span><text:a xlink:type="simple" xlink:href="http://www.greenteapress.com/thinkpython/html/" office:target-frame-name="_blank" xlink:show="new" text:style-name="Internet_20_link" text:visited-style-name="Visited_20_Internet_20_Link"><text:span text:style-name="T9">http://www.greenteapress</text:span></text:a><text:span text:style-name="T5">. <text:s/></text:span><text:span text:style-name="T6">It is also available in the coursepack for this course.</text:span><text:span text:style-name="T5"> <text:s/>Note that the</text:span><text:span text:style-name="T6">re are multiple versions of this text available. <text:s/></text:span><text:span text:style-name="T5">Ultimately, it should not matter what edition you choose.</text:span></text:p>
        </text:list-item>
        <text:list-item>
          <text:p text:style-name="P4"><text:span text:style-name="T2">Bring your tasks and challenges</text:span><text:span text:style-name="T1">.</text:span> <text:s/><text:span text:style-name="T12">As with almost every DHSI course the goal will be to give you the tools up front and then to give you time and support to work on projects that you see value in. <text:s/>The best place to find these projects is from your own needs and experiences. <text:s/>If you're not sure what to bring that's fine too, we'll have manageable projects that you should find fun and meaningful. <text:s/>Anyone up for building a text adventure?</text:span></text:p>
        </text:list-item>
        <text:list-item>
          <text:p text:style-name="P7"><text:span text:style-name="T1">Class will be focused on two things: playing through problems and strategizing in teams about how to solve problems. <text:s/></text:span>There will be some demonstration and lecturing to bootstrap you but for the most part you’ll be building and playing and laying the groundwork for some small but impressive future feats.</text:p>
        </text:list-item>
      </text:list>
      <text:p text:style-name="P3"><text:span text:style-name="T5">So, that’s the summary of things so far. <text:s/>Looking forward to meeting/seeing you in just a few short weeks. <text:s/>Send an email or call (_______) if you have questions. <text:s/></text:span><text:span text:style-name="T7">John will </text:span><text:span text:style-name="T5">also be at Congress the week before DHSI for CSDH-SCHN </text:span><text:span text:style-name="T7">so</text:span><text:span text:style-name="T5"> perhaps some of us could chat then t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10:07:35.324559000</meta:creation-date>
    <dc:date>2015-05-22T10:29:12.650559000</dc:date>
    <meta:editing-duration>PT4M27S</meta:editing-duration>
    <meta:editing-cycles>2</meta:editing-cycles>
    <meta:generator>LibreOffice/4.4.1.2$MacOSX_X86_64 LibreOffice_project/45e2de17089c24a1fa810c8f975a7171ba4cd432</meta:generator>
    <meta:document-statistic meta:table-count="0" meta:image-count="0" meta:object-count="0" meta:page-count="1" meta:paragraph-count="12" meta:word-count="784" meta:character-count="4311" meta:non-whitespace-character-count="3521"/>
  </office:meta>
</office:document-meta>
</file>